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89cm" fo:margin-left="-0.191cm" fo:margin-top="0cm" fo:margin-bottom="0cm" table:align="left" style:writing-mode="lr-tb"/>
    </style:style>
    <style:style style:name="Table1.A" style:family="table-column">
      <style:table-column-properties style:column-width="5.629cm"/>
    </style:style>
    <style:style style:name="Table1.B" style:family="table-column">
      <style:table-column-properties style:column-width="5.6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le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padding-left="0.191cm" fo:padding-right="0.191cm" fo:padding-top="0cm" fo:padding-bottom="0cm" fo:border="none"/>
    </style:style>
    <style:style style:name="Table1.A5" style:family="table-cell">
      <style:table-cell-properties fo:padding-left="0.191cm" fo:padding-right="0.191cm" fo:padding-top="0cm" fo:padding-bottom="0cm" fo:border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C5" style:family="table-cell">
      <style:table-cell-properties fo:padding-left="0.191cm" fo:padding-right="0.191cm" fo:padding-top="0cm" fo:padding-bottom="0cm" fo:border="none"/>
    </style:style>
    <style:style style:name="Table1.A6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Table2" style:family="table">
      <style:table-properties style:width="16.893cm" fo:margin-left="-0.191cm" fo:margin-top="0cm" fo:margin-bottom="0cm" table:align="left" style:writing-mode="lr-tb"/>
    </style:style>
    <style:style style:name="Table2.A" style:family="table-column">
      <style:table-column-properties style:column-width="8.4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le2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="none"/>
    </style:style>
    <style:style style:name="Table2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P1" style:family="paragraph" style:parent-style-name="Standard">
      <style:paragraph-properties style:line-height-at-least="0.476cm"/>
    </style:style>
    <style:style style:name="P2" style:family="paragraph" style:parent-style-name="Standard">
      <style:paragraph-properties style:line-height-at-least="0.476cm"/>
      <style:text-properties fo:color="#365f91" style:font-name="Cambria" fo:font-size="14pt" fo:font-weight="bold" style:font-name-asian="F" style:font-size-asian="14pt" style:font-weight-asian="bold" style:font-name-complex="F" style:font-size-complex="14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365f91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365f91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style:line-height-at-least="0.476cm"/>
      <style:text-properties fo:color="#365f91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365f91" style:font-weight-complex="bold"/>
    </style:style>
    <style:style style:name="P9" style:family="paragraph" style:parent-style-name="Standard">
      <style:paragraph-properties fo:margin-top="0cm" fo:margin-bottom="0cm" loext:contextual-spacing="false" style:line-height-at-least="0.476cm"/>
      <style:text-properties fo:color="#365f91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365f9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365f91"/>
    </style:style>
    <style:style style:name="P12" style:family="paragraph" style:parent-style-name="Standard">
      <style:paragraph-properties fo:margin-top="0cm" fo:margin-bottom="0cm" loext:contextual-spacing="false" style:line-height-at-least="0.476cm"/>
      <style:text-properties fo:color="#365f91"/>
    </style:style>
    <style:style style:name="P13" style:family="paragraph" style:parent-style-name="Standard">
      <style:paragraph-properties fo:margin-top="0cm" fo:margin-bottom="0cm" loext:contextual-spacing="false" style:line-height-at-least="0.476cm"/>
      <style:text-properties fo:color="#365f91"/>
    </style:style>
    <style:style style:name="P14" style:family="paragraph" style:parent-style-name="Standard">
      <style:paragraph-properties fo:margin-top="0cm" fo:margin-bottom="0cm" loext:contextual-spacing="false" fo:line-height="150%"/>
    </style:style>
    <style:style style:name="P15" style:family="paragraph" style:parent-style-name="Standard">
      <style:paragraph-properties fo:margin-left="3.81cm" fo:margin-right="0cm" fo:margin-top="0cm" fo:margin-bottom="0cm" loext:contextual-spacing="false" fo:line-height="150%" fo:text-indent="1.27cm" style:auto-text-indent="false"/>
    </style:style>
    <style:style style:name="P16" style:family="paragraph" style:parent-style-name="Standard">
      <style:paragraph-properties fo:margin-left="3.81cm" fo:margin-right="0cm" fo:line-height="150%" fo:text-indent="-3.81cm" style:auto-text-indent="false"/>
    </style:style>
    <style:style style:name="P17" style:family="paragraph" style:parent-style-name="Title">
      <style:paragraph-properties fo:text-align="end" style:justify-single-word="false"/>
    </style:style>
    <style:style style:name="P18" style:family="paragraph" style:parent-style-name="Title" style:master-page-name="Standard">
      <style:paragraph-properties fo:text-align="end" style:justify-single-word="false" style:page-number="auto"/>
      <style:text-properties officeooo:rsid="00195403" officeooo:paragraph-rsid="00195403"/>
    </style:style>
    <style:style style:name="P19" style:family="paragraph" style:parent-style-name="List_20_Paragraph" style:list-style-name="WWNum1"/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a"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color="#365f91" style:font-name="Cambria" fo:font-size="14pt" fo:font-weight="bold" style:font-name-asian="F" style:font-size-asian="14pt" style:font-weight-asian="bold" style:font-name-complex="F" style:font-size-complex="14pt"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95403"/>
    </style:style>
    <style:style style:name="T11" style:family="text">
      <style:text-properties style:font-weight-complex="bold"/>
    </style:style>
    <style:style style:name="T12" style:family="text">
      <style:text-properties officeooo:rsid="00195403" style:font-weight-complex="bold"/>
    </style:style>
    <style:style style:name="T13" style:family="text">
      <style:text-properties officeooo:rsid="001954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><text:span text:style-name="T1">JOEMICKS LURTH NIRMAL</text:span></text:p>
      <text:p text:style-name="P17"><text:span text:style-name="T2">Contact: +91 7708460541 </text:span></text:p>
      <text:p text:style-name="P17"><text:span text:style-name="T2">E-mail:</text:span><text:span text:style-name="T3">joemicksnirmal@gmail.com</text:span></text:p>
      <text:h text:style-name="Heading_20_1" text:outline-level="1">Career Objective:</text:h>
      <text:p text:style-name="Standard"/>
      <text:p text:style-name="Standard">To work for an organization which provides me the opportunity to improve my skills and knowledge to growth along with the organization objective.</text:p>
      <text:h text:style-name="Heading_20_1" text:outline-level="1">Profile Summary:</text:h>
      <text:list xml:id="list2582707374930640741" text:style-name="WWNum1">
        <text:list-item>
          <text:p text:style-name="P19">An enthusiastic <text:s/>person <text:s/>with highly motivated and leadership skills and now perfuming <text:s text:c="2"/>my <text:span text:style-name="T4">Master’s degree in Computer Applications.</text:span></text:p>
        </text:list-item>
        <text:list-item>
          <text:p text:style-name="P19">Expert in leadershipand Team work.</text:p>
        </text:list-item>
        <text:list-item>
          <text:p text:style-name="P19">Eager to learn new technologies and adapt methodologies .</text:p>
        </text:list-item>
        <text:list-item>
          <text:p text:style-name="P19">Always willing to innovate to improve the existing setup and processes.</text:p>
        </text:list-item>
      </text:list>
      <text:p text:style-name="List_20_Paragraph"/>
      <text:p text:style-name="P1"><text:span text:style-name="T5">Achievements:</text:span></text:p>
      <text:list xml:id="list153921907381479" text:continue-numbering="true" text:style-name="WWNum1">
        <text:list-item>
          <text:p text:style-name="P19"><text:s text:c="7"/>Won second price in Paper presentation on Interdepartmental <text:s text:c="2"/><text:tab/>Competition</text:p>
        </text:list-item>
        <text:list-item>
          <text:p text:style-name="P19"><text:s text:c="8"/>Won First prize in <text:span text:style-name="T6">Mad ad</text:span> on Interdepartmental Competition</text:p>
        </text:list-item>
        <text:list-item>
          <text:p text:style-name="P19"><text:s text:c="8"/>Won First prize in <text:span text:style-name="T6">Comedy Express</text:span> on STYBITZ Association Competition</text:p>
        </text:list-item>
      </text:list>
      <text:h text:style-name="Heading_20_1" text:outline-level="1">Academia:</text:h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5"><text:span text:style-name="T7">MCA</text:span></text:p>
          </table:table-cell>
          <table:table-cell table:style-name="Table1.A1" office:value-type="string">
            <text:p text:style-name="P5">7<text:span text:style-name="T13">7</text:span>%(upto <text:s/><text:span text:style-name="T13">5</text:span><text:span text:style-name="T10">th</text:span> Semester)</text:p>
          </table:table-cell>
          <table:table-cell table:style-name="Table1.A1" office:value-type="string">
            <text:p text:style-name="P8"><text:span text:style-name="T8">St. Joseph’s College - Trichy</text:span></text:p>
          </table:table-cell>
        </table:table-row>
        <table:table-row table:style-name="Table1.1">
          <table:table-cell table:style-name="Table1.A2" office:value-type="string">
            <text:p text:style-name="P5">BCA</text:p>
          </table:table-cell>
          <table:table-cell table:style-name="Table1.A2" office:value-type="string">
            <text:p text:style-name="P10">7<text:span text:style-name="T13">4</text:span>.<text:span text:style-name="T13">1</text:span>%</text:p>
          </table:table-cell>
          <table:table-cell table:style-name="Table1.A2" office:value-type="string">
            <text:p text:style-name="P10">St. Joseph’s College Of Arts &amp; Science - Cuddalore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5">Higher Secondary</text:p>
          </table:table-cell>
          <table:table-cell table:style-name="Table1.A2" office:value-type="string">
            <text:p text:style-name="P10">57%</text:p>
          </table:table-cell>
          <table:table-cell table:style-name="Table1.A2" office:value-type="string">
            <text:p text:style-name="P10">St. Joseph’s Higher Secondary School - Cuddalore</text:p>
          </table:table-cell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</table:table-row>
        <table:table-row table:style-name="Table1.1">
          <table:table-cell table:style-name="Table1.A6" office:value-type="string">
            <text:p text:style-name="P5">SSLC</text:p>
          </table:table-cell>
          <table:table-cell table:style-name="Table1.A6" office:value-type="string">
            <text:p text:style-name="P10">85%</text:p>
          </table:table-cell>
          <table:table-cell table:style-name="Table1.A6" office:value-type="string">
            <text:p text:style-name="P10">Danish Mission Higher Secondary School - Nellikuppam</text:p>
          </table:table-cell>
        </table:table-row>
      </table:table>
      <text:p text:style-name="Standard"/>
      <text:p text:style-name="P2"><text:soft-page-break/></text:p>
      <text:p text:style-name="P2"/>
      <text:p text:style-name="P1"><text:span text:style-name="T5">Technical Skills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7">Operating Systems <text:s text:c="11"/><text:tab/></text:p>
          </table:table-cell>
          <table:table-cell table:style-name="Table2.A1" office:value-type="string">
            <text:p text:style-name="P9"><text:span text:style-name="T8"><text:s/>win XP/WIN 7/WIN 8/WIN10</text:span></text:p>
          </table:table-cell>
        </table:table-row>
        <table:table-row table:style-name="Table2.1">
          <table:table-cell table:style-name="Table2.A2" office:value-type="string">
            <text:p text:style-name="P7">Programming Languages</text:p>
          </table:table-cell>
          <table:table-cell table:style-name="Table2.A2" office:value-type="string">
            <text:p text:style-name="P12"><text:span text:style-name="T11"><text:s/>PHP,</text:span><text:span text:style-name="T12">PYTHON(DJANGO)</text:span></text:p>
          </table:table-cell>
        </table:table-row>
        <table:table-row table:style-name="Table2.1">
          <table:table-cell table:style-name="Table2.A3" office:value-type="string">
            <text:p text:style-name="P7">Database<text:span text:style-name="T13">s</text:span><text:tab/></text:p>
          </table:table-cell>
          <table:table-cell table:style-name="Table2.B3" office:value-type="string">
            <text:p text:style-name="P12"><text:span text:style-name="T11"><text:s/>Oracle 9,MYSQL</text:span></text:p>
          </table:table-cell>
        </table:table-row>
        <table:table-row table:style-name="Table2.1">
          <table:table-cell table:style-name="Table2.A4" office:value-type="string">
            <text:p text:style-name="P7">Workshops <text:s text:c="22"/></text:p>
          </table:table-cell>
          <table:table-cell table:style-name="Table2.A4" office:value-type="string">
            <text:p text:style-name="P12"><text:span text:style-name="T11">Robotics,Android,Persoanlity Behaviour</text:span></text:p>
          </table:table-cell>
        </table:table-row>
      </table:table>
      <text:p text:style-name="Standard"/>
      <text:h text:style-name="Heading_20_1" text:outline-level="1">Personal Profile:</text:h>
      <text:p text:style-name="Standard">Name <text:s text:c="44"/>:Joemicks Lurth Nirmal</text:p>
      <text:p text:style-name="P4">Date of Birth<text:tab/><text:tab/> <text:s text:c="22"/>: 18/12/1995</text:p>
      <text:p text:style-name="P14">Present <text:s text:c="2"/>Address <text:s text:c="25"/>: <text:s/>J.JoemicksLurthNirmal,</text:p>
      <text:p text:style-name="P15"><text:s text:c="15"/>S/o.T.Joseph,</text:p>
      <text:p text:style-name="P15"><text:s text:c="15"/>No:5,Sabai Street, 6th cross Street, </text:p>
      <text:p text:style-name="P15"><text:s text:c="15"/>Rajiv Gandhi Nagar, Nellikuppam,</text:p>
      <text:p text:style-name="P15"><text:s text:c="15"/>Cuddalore <text:span text:style-name="T13">District</text:span></text:p>
      <text:p text:style-name="P4">Languages Known <text:s/><text:tab/> <text:s text:c="19"/>: English, Tamil</text:p>
      <text:p text:style-name="P4"/>
      <text:p text:style-name="P4">Nationality<text:tab/> <text:s text:c="29"/>: Indian</text:p>
      <text:p text:style-name="P4"/>
      <text:p text:style-name="P3"/>
      <text:p text:style-name="P3"/>
      <text:p text:style-name="P16">Declaration: </text:p>
      <text:p text:style-name="P16"><text:s text:c="9"/><text:tab/> <text:s text:c="2"/>I hereby declare that the facts given above are true to the best of m<text:span text:style-name="T13">y</text:span> knowledge.</text:p>
      <text:p text:style-name="Standard"/>
      <text:p text:style-name="Standard"/>
      <text:p text:style-name="Standard">Place:<text:tab/><text:tab/><text:tab/><text:tab/><text:tab/><text:tab/><text:tab/><text:tab/><text:bookmark text:name="_GoBack"/> <text:s text:c="16"/>Yours Faithfully</text:p>
      <text:p text:style-name="Standard">Date :<text:tab/><text:tab/><text:tab/><text:tab/><text:tab/> <text:s text:c="74"/><text:tab/><text:tab/><text:tab/><text:tab/><text:tab/><text:tab/><text:tab/><text:tab/><text:tab/>J.JoemicksLurthNirmal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, Vimal T.</meta:initial-creator>
    <meta:editing-cycles>12</meta:editing-cycles>
    <meta:creation-date>2016-06-03T04:28:00</meta:creation-date>
    <dc:date>2019-01-07T15:39:21.369479647</dc:date>
    <meta:editing-duration>PT52M56S</meta:editing-duration>
    <meta:generator>LibreOffice/5.2.2.2$Linux_X86_64 LibreOffice_project/20m0$Build-2</meta:generator>
    <meta:document-statistic meta:table-count="2" meta:image-count="0" meta:object-count="0" meta:page-count="3" meta:paragraph-count="50" meta:word-count="228" meta:character-count="1987" meta:non-whitespace-character-count="1409"/>
    <meta:user-defined meta:name="AppVersion">12.0000</meta:user-defined>
    <meta:user-defined meta:name="Company">Blue Cross Blue Shield of Louisia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